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color="#666666" draw:textarea-horizontal-align="justify" draw:textarea-vertical-align="middle" draw:auto-grow-height="false" fo:min-height="0.351cm" fo:min-width="2.976cm"/>
    </style:style>
    <style:style style:name="gr2" style:family="graphic" style:parent-style-name="standard">
      <style:graphic-properties draw:stroke="none" draw:fill-color="#ffffff" draw:textarea-horizontal-align="justify" draw:textarea-vertical-align="middle" draw:auto-grow-height="false" fo:min-height="0cm" fo:min-width="0cm"/>
    </style:style>
    <style:style style:name="gr3" style:family="graphic" style:parent-style-name="standard">
      <style:graphic-properties svg:stroke-width="0.081cm" svg:stroke-color="#ff00fa" draw:marker-start="Arrow_20_concave" draw:marker-start-width="0.421cm" draw:marker-end-width="0.321cm" draw:textarea-vertical-align="middle" fo:padding-top="0.165cm" fo:padding-bottom="0.165cm" fo:padding-left="0.29cm" fo:padding-right="0.29cm"/>
    </style:style>
    <style:style style:name="gr4" style:family="graphic" style:parent-style-name="standard">
      <style:graphic-properties draw:stroke="none" svg:stroke-color="#55308d" draw:fill-color="#a9f2a1" draw:textarea-horizontal-align="justify" draw:textarea-vertical-align="middle" draw:auto-grow-height="false" fo:min-height="5.872cm" fo:min-width="13.331cm"/>
    </style:style>
    <style:style style:name="gr5" style:family="graphic" style:parent-style-name="standard">
      <style:graphic-properties draw:stroke="none" svg:stroke-color="#55308d" draw:fill-color="#ebcaff" draw:textarea-horizontal-align="justify" draw:textarea-vertical-align="middle" draw:auto-grow-height="false" fo:min-height="4.779cm" fo:min-width="13.338cm"/>
    </style:style>
    <style:style style:name="gr6" style:family="graphic" style:parent-style-name="standard">
      <style:graphic-properties draw:stroke="none" svg:stroke-color="#000000" draw:fill-color="#000000" draw:textarea-horizontal-align="justify" draw:textarea-vertical-align="middle" draw:auto-grow-height="false" fo:min-height="0.059cm" fo:min-width="1.218cm"/>
    </style:style>
    <style:style style:name="gr7" style:family="graphic" style:parent-style-name="standard">
      <style:graphic-properties draw:stroke="none" svg:stroke-color="#000000" draw:fill-color="#000000" draw:textarea-horizontal-align="justify" draw:textarea-vertical-align="middle" draw:auto-grow-height="false" fo:min-height="0cm" fo:min-width="0cm"/>
    </style:style>
    <style:style style:name="gr8" style:family="graphic" style:parent-style-name="objectwithoutfill">
      <style:graphic-properties svg:stroke-width="0.053cm" svg:stroke-color="#000000" draw:marker-start-width="0.279cm" draw:marker-end-width="0.279cm" draw:fill="solid" draw:textarea-vertical-align="middle" fo:padding-top="0.151cm" fo:padding-bottom="0.151cm" fo:padding-left="0.276cm" fo:padding-right="0.276cm"/>
    </style:style>
    <style:style style:name="gr9" style:family="graphic" style:parent-style-name="standard">
      <style:graphic-properties draw:stroke="none" draw:fill-color="#000000" draw:textarea-horizontal-align="justify" draw:textarea-vertical-align="middle" draw:auto-grow-height="false" fo:min-height="0cm" fo:min-width="0cm"/>
    </style:style>
    <style:style style:name="gr10" style:family="graphic" style:parent-style-name="standard">
      <style:graphic-properties draw:stroke="none" draw:fill-color="#000000" draw:textarea-horizontal-align="justify" draw:textarea-vertical-align="middle" draw:auto-grow-height="false" fo:min-height="0.03cm" fo:min-width="0cm"/>
    </style:style>
    <style:style style:name="gr11" style:family="graphic" style:parent-style-name="standard">
      <style:graphic-properties svg:stroke-color="#999999" draw:fill-color="#999999" draw:textarea-horizontal-align="justify" draw:textarea-vertical-align="middle" draw:auto-grow-height="false" fo:min-height="0.108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3.304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4" style:family="graphic" style:parent-style-name="objectwithoutfill">
      <style:graphic-properties draw:stroke="dash" draw:stroke-dash="Dot" svg:stroke-width="0.081cm" draw:marker-start-width="0.321cm" draw:marker-end-width="0.321cm" draw:fill="solid" draw:textarea-vertical-align="middle" fo:padding-top="0.165cm" fo:padding-bottom="0.165cm" fo:padding-left="0.29cm" fo:padding-right="0.29cm"/>
    </style:style>
    <style:style style:name="gr15" style:family="graphic" style:parent-style-name="standard">
      <style:graphic-properties svg:stroke-width="0.028cm" svg:stroke-color="#333333" draw:marker-start-width="0.242cm" draw:marker-end-width="0.242cm" draw:fill-color="#cccccc" draw:textarea-horizontal-align="justify" draw:textarea-vertical-align="middle" draw:auto-grow-height="false" fo:min-height="0.327cm" fo:min-width="2.165cm" fo:padding-top="0.139cm" fo:padding-bottom="0.139cm" fo:padding-left="0.264cm" fo:padding-right="0.264cm"/>
    </style:style>
    <style:style style:name="gr16" style:family="graphic" style:parent-style-name="standard">
      <style:graphic-properties svg:stroke-width="0.028cm" svg:stroke-color="#333333" draw:marker-start-width="0.242cm" draw:marker-end-width="0.242cm" draw:fill-color="#cccccc" draw:textarea-horizontal-align="justify" draw:textarea-vertical-align="middle" draw:auto-grow-height="false" fo:min-height="0.337cm" fo:min-width="0.126cm" fo:padding-top="0.139cm" fo:padding-bottom="0.139cm" fo:padding-left="0.264cm" fo:padding-right="0.264cm"/>
    </style:style>
    <style:style style:name="gr17" style:family="graphic" style:parent-style-name="standard">
      <style:graphic-properties svg:stroke-width="0.106cm" svg:stroke-color="#000000" draw:marker-start="Symmetric_20_Arrow" draw:marker-start-width="0.459cm" draw:marker-end-width="0.359cm" draw:textarea-vertical-align="middle" fo:padding-top="0.178cm" fo:padding-bottom="0.178cm" fo:padding-left="0.303cm" fo:padding-right="0.303cm"/>
    </style:style>
    <style:style style:name="gr18" style:family="graphic" style:parent-style-name="standard">
      <style:graphic-properties draw:stroke="none" svg:stroke-color="#000000" draw:fill="none" draw:fill-color="#ffffff" fo:min-height="0.556cm"/>
      <style:paragraph-properties style:writing-mode="lr-tb"/>
    </style:style>
    <style:style style:name="gr19" style:family="graphic" style:parent-style-name="standard">
      <style:graphic-properties svg:stroke-width="0.028cm" svg:stroke-color="#000000" draw:marker-start-width="0.242cm" draw:marker-end-width="0.242cm" draw:fill-color="#666666" draw:textarea-horizontal-align="justify" draw:textarea-vertical-align="middle" draw:auto-grow-height="false" fo:min-height="3.112cm" fo:min-width="1.01cm" fo:padding-top="0.139cm" fo:padding-bottom="0.139cm" fo:padding-left="0.264cm" fo:padding-right="0.264cm"/>
    </style:style>
    <style:style style:name="gr20" style:family="graphic" style:parent-style-name="standard">
      <style:graphic-properties svg:stroke-width="0.028cm" svg:stroke-color="#000000" draw:marker-start-width="0.242cm" draw:marker-end-width="0.242cm" draw:fill-color="#000000" draw:textarea-horizontal-align="justify" draw:textarea-vertical-align="middle" draw:auto-grow-height="false" fo:min-height="2.648cm" fo:min-width="0.839cm" fo:padding-top="0.139cm" fo:padding-bottom="0.139cm" fo:padding-left="0.264cm" fo:padding-right="0.264cm"/>
    </style:style>
    <style:style style:name="gr21"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22" style:family="graphic" style:parent-style-name="standard">
      <style:graphic-properties svg:stroke-color="#000000" draw:fill-color="#000000" draw:textarea-horizontal-align="justify" draw:textarea-vertical-align="middle" draw:auto-grow-height="false" fo:min-height="0cm" fo:min-width="0cm"/>
    </style:style>
    <style:style style:name="gr23" style:family="graphic" style:parent-style-name="standard">
      <style:graphic-properties svg:stroke-color="#000000" draw:fill-color="#000000" draw:textarea-horizontal-align="justify" draw:textarea-vertical-align="middle" draw:auto-grow-height="false" fo:min-height="0cm" fo:min-width="0cm"/>
      <style:paragraph-properties style:writing-mode="lr-tb"/>
    </style:style>
    <style:style style:name="gr24" style:family="graphic" style:parent-style-name="standard">
      <style:graphic-properties svg:stroke-width="0.028cm" svg:stroke-color="#000000" draw:marker-start-width="0.242cm" draw:marker-end-width="0.242cm" draw:fill-color="#666666" draw:textarea-horizontal-align="justify" draw:textarea-vertical-align="middle" draw:auto-grow-height="false" fo:min-height="3.084cm" fo:min-width="0.982cm" fo:padding-top="0.139cm" fo:padding-bottom="0.139cm" fo:padding-left="0.264cm" fo:padding-right="0.264cm"/>
    </style:style>
    <style:style style:name="gr25" style:family="graphic" style:parent-style-name="standard">
      <style:graphic-properties draw:stroke="none" svg:stroke-color="#81d41a" draw:fill-color="#81d41a" draw:opacity="43%" draw:opacity-name="" draw:textarea-horizontal-align="justify" draw:textarea-vertical-align="middle" draw:auto-grow-height="false" fo:min-height="1.301cm" fo:min-width="1.147cm"/>
    </style:style>
    <style:style style:name="gr26" style:family="graphic" style:parent-style-name="standard">
      <style:graphic-properties draw:stroke="none" svg:stroke-color="#81d41a" draw:fill-color="#954fff" draw:opacity="43%" draw:opacity-name="" draw:textarea-horizontal-align="justify" draw:textarea-vertical-align="middle" draw:auto-grow-height="false" fo:min-height="1.301cm" fo:min-width="1.147cm"/>
    </style:style>
    <style:style style:name="gr27" style:family="graphic" style:parent-style-name="standard">
      <style:graphic-properties draw:stroke="none" svg:stroke-color="#000000" draw:fill="none" draw:fill-color="#ffffff" fo:min-height="1.903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3.777cm" fo:min-width="0cm"/>
      <style:paragraph-properties style:writing-mode="lr-tb"/>
    </style:style>
    <style:style style:name="P1" style:family="paragraph">
      <loext:graphic-properties draw:fill-color="#666666"/>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style>
    <style:style style:name="P4" style:family="paragraph">
      <loext:graphic-properties draw:fill-color="#a9f2a1"/>
      <style:paragraph-properties fo:text-align="center"/>
    </style:style>
    <style:style style:name="P5" style:family="paragraph">
      <loext:graphic-properties draw:fill-color="#ebcaff"/>
      <style:paragraph-properties fo:text-align="center"/>
    </style:style>
    <style:style style:name="P6" style:family="paragraph">
      <loext:graphic-properties draw:fill-color="#000000"/>
      <style:paragraph-properties fo:text-align="center"/>
    </style:style>
    <style:style style:name="P7" style:family="paragraph">
      <loext:graphic-properties draw:fill="solid"/>
      <style:paragraph-properties fo:text-align="center"/>
    </style:style>
    <style:style style:name="P8" style:family="paragraph">
      <loext:graphic-properties draw:fill-color="#999999"/>
      <style:paragraph-properties fo:text-align="center"/>
    </style:style>
    <style:style style:name="P9" style:family="paragraph">
      <loext:graphic-properties draw:fill="none" draw:fill-color="#ffffff"/>
      <style:text-properties fo:font-size="28pt" fo:font-weight="bold" style:font-size-asian="28pt" style:font-weight-asian="bold" style:font-size-complex="28pt" style:font-weight-complex="bold"/>
    </style:style>
    <style:style style:name="P10" style:family="paragraph">
      <loext:graphic-properties draw:fill-color="#cccccc"/>
      <style:paragraph-properties fo:text-align="center"/>
    </style:style>
    <style:style style:name="P11" style:family="paragraph">
      <style:text-properties style:font-name="Liberation Mono" fo:font-size="10.5pt" fo:font-weight="bold" style:font-size-asian="12pt" style:font-size-complex="12pt"/>
    </style:style>
    <style:style style:name="P12" style:family="paragraph">
      <loext:graphic-properties draw:fill="none" draw:fill-color="#ffffff"/>
      <style:text-properties style:font-name="Liberation Mono" fo:font-size="10.5pt" fo:font-weight="bold" style:font-size-asian="12pt" style:font-size-complex="12pt"/>
    </style:style>
    <style:style style:name="P13" style:family="paragraph">
      <loext:graphic-properties draw:fill-color="#81d41a" draw:opacity="43%"/>
      <style:paragraph-properties fo:text-align="center"/>
    </style:style>
    <style:style style:name="P14" style:family="paragraph">
      <loext:graphic-properties draw:fill-color="#954fff" draw:opacity="43%"/>
      <style:paragraph-properties fo:text-align="center"/>
    </style:style>
    <style:style style:name="P15" style:family="paragraph">
      <style:text-properties fo:font-size="40pt"/>
    </style:style>
    <style:style style:name="P16" style:family="paragraph">
      <loext:graphic-properties draw:fill="none" draw:fill-color="#ffffff"/>
      <style:text-properties fo:font-size="40pt"/>
    </style:style>
    <style:style style:name="P17" style:family="paragraph">
      <style:text-properties fo:font-size="24pt" style:font-size-asian="24pt" style:font-size-complex="24pt"/>
    </style:style>
    <style:style style:name="P18" style:family="paragraph">
      <loext:graphic-properties draw:fill="none" draw:fill-color="#ffffff"/>
      <style:text-properties fo:font-size="24pt" fo:font-weight="bold" style:font-size-asian="24pt" style:font-weight-asian="bold" style:font-size-complex="24pt" style:font-weight-complex="bold"/>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style:font-size-asian="12pt" style:font-size-complex="12pt"/>
    </style:style>
    <style:style style:name="T4"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76cm" svg:height="0.601cm" svg:x="4.967cm" svg:y="1.648cm">
          <text:p/>
          <draw:enhanced-geometry svg:viewBox="0 0 21600 21600" draw:type="rectangle" draw:enhanced-path="M 0 0 L 21600 0 21600 21600 0 21600 0 0 Z N"/>
        </draw:custom-shape>
        <draw:custom-shape draw:style-name="gr2" draw:text-style-name="P2" draw:layer="layout" svg:width="0.381cm" svg:height="0.119cm" svg:x="7.914cm" svg:y="1.903cm">
          <text:p/>
          <draw:enhanced-geometry svg:viewBox="0 0 21600 21600" draw:type="rectangle" draw:enhanced-path="M 0 0 L 21600 0 21600 21600 0 21600 0 0 Z N"/>
        </draw:custom-shape>
        <draw:line draw:style-name="gr3" draw:text-style-name="P3" draw:layer="layout" svg:x1="8.032cm" svg:y1="1.966cm" svg:x2="13.617cm" svg:y2="0.633cm">
          <text:p/>
        </draw:line>
        <draw:custom-shape draw:style-name="gr4" draw:text-style-name="P4" draw:layer="layout" svg:width="13.831cm" svg:height="6.122cm" svg:x="0.096cm" svg:y="7.781cm">
          <text:p/>
          <draw:enhanced-geometry svg:viewBox="0 0 21600 21600" draw:type="rectangle" draw:enhanced-path="M 0 0 L 21600 0 21600 21600 0 21600 0 0 Z N"/>
        </draw:custom-shape>
        <draw:custom-shape draw:style-name="gr5" draw:text-style-name="P5" draw:layer="layout" svg:width="13.838cm" svg:height="5.029cm" svg:x="0.089cm" svg:y="2.608cm">
          <text:p/>
          <draw:enhanced-geometry svg:viewBox="0 0 21600 21600" draw:type="rectangle" draw:enhanced-path="M 0 0 L 21600 0 21600 21600 0 21600 0 0 Z N"/>
        </draw:custom-shape>
        <draw:custom-shape draw:style-name="gr6" draw:text-style-name="P6" draw:layer="layout" svg:width="1.718cm" svg:height="0.309cm" draw:transform="rotate (-0.335626815158508) translate (2.256cm 6.311cm)">
          <text:p/>
          <draw:enhanced-geometry svg:viewBox="0 0 21600 21600" draw:type="rectangle" draw:enhanced-path="M 0 0 L 21600 0 21600 21600 0 21600 0 0 Z N"/>
        </draw:custom-shape>
        <draw:custom-shape draw:style-name="gr7" draw:text-style-name="P6" draw:layer="layout" svg:width="0.171cm" svg:height="0.149cm" draw:transform="rotate (-0.335626815158508) translate (2.216cm 6.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draw:transform="rotate (-0.335626815158508) translate (2.707cm 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draw:transform="rotate (-0.335626815158508) translate (2.884cm 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2.28cm" svg:y1="6.886cm" svg:x2="2.456cm" svg:y2="6.647cm">
          <text:p/>
        </draw:line>
        <draw:line draw:style-name="gr8" draw:text-style-name="P7" draw:layer="layout" svg:x1="2.76cm" svg:y1="7.096cm" svg:x2="2.882cm" svg:y2="6.842cm">
          <text:p/>
        </draw:line>
        <draw:line draw:style-name="gr8" draw:text-style-name="P7" draw:layer="layout" svg:x1="2.946cm" svg:y1="7.088cm" svg:x2="2.907cm" svg:y2="6.753cm">
          <text:p/>
        </draw:line>
        <draw:custom-shape draw:style-name="gr9" draw:text-style-name="P6" draw:layer="layout" svg:width="0.351cm" svg:height="0.342cm" draw:transform="rotate (0.33562681515851) translate (3.54cm 6.554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custom-shape draw:style-name="gr9" draw:text-style-name="P6" draw:layer="layout" svg:width="0.21cm" svg:height="0.246cm" draw:transform="rotate (0.33562681515851) translate (2.387cm 6.21cm)">
          <text:p/>
          <draw:enhanced-geometry svg:viewBox="0 0 21600 21600" draw:glue-points="0 0 0 10800 0 21600 10800 21600 21600 21600 10800 10800" draw:text-areas="1900 12700 12700 19700" draw:mirror-horizontal="true" draw:mirror-vertical="false" draw:type="right-triangle" draw:enhanced-path="M 0 0 L 21600 21600 0 21600 0 0 Z N"/>
        </draw:custom-shape>
        <draw:custom-shape draw:style-name="gr10" draw:text-style-name="P6" draw:layer="layout" svg:width="0.447cm" svg:height="0.28cm" draw:transform="rotate (-0.335626815158508) translate (2.657cm 6.213cm)">
          <text:p/>
          <draw:enhanced-geometry svg:viewBox="0 0 21600 21600" draw:type="rectangle" draw:enhanced-path="M 0 0 L 21600 0 21600 21600 0 21600 0 0 Z N"/>
        </draw:custom-shape>
        <draw:custom-shape draw:style-name="gr9" draw:text-style-name="P6" draw:layer="layout" svg:width="0.151cm" svg:height="0.246cm" draw:transform="rotate (-0.335626815158508) translate (3.063cm 6.361cm)">
          <text:p/>
          <draw:enhanced-geometry svg:viewBox="0 0 21600 21600" draw:glue-points="0 0 0 10800 0 21600 10800 21600 21600 21600 10800 10800" draw:text-areas="1900 12700 12700 19700" draw:mirror-horizontal="false" draw:mirror-vertical="false" draw:type="right-triangle" draw:enhanced-path="M 0 0 L 21600 21600 0 21600 0 0 Z N"/>
        </draw:custom-shape>
        <draw:custom-shape draw:style-name="gr11" draw:text-style-name="P8" draw:layer="layout" svg:width="0.144cm" svg:height="0.506cm" draw:transform="rotate (-0.335626815158508) translate (2.118cm 6.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033cm" svg:height="0.048cm" draw:transform="rotate (-0.335626815158508) translate (2.103cm 6.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9" draw:layer="layout" svg:width="4.687cm" svg:height="3.554cm" svg:x="0.003cm" svg:y="2.772cm">
          <draw:text-box>
            <text:p><text:span text:style-name="T1">F</text:span><text:span text:style-name="T1">l</text:span><text:span text:style-name="T1">a</text:span><text:span text:style-name="T1">r</text:span><text:span text:style-name="T1">e</text:span></text:p>
            <text:p><text:span text:style-name="T2">(</text:span><text:span text:style-name="T2">N</text:span><text:span text:style-name="T2">o</text:span><text:span text:style-name="T2">s</text:span><text:span text:style-name="T2">e</text:span><text:span text:style-name="T2"> </text:span><text:span text:style-name="T2">U</text:span><text:span text:style-name="T2">p</text:span><text:span text:style-name="T2">)</text:span></text:p>
          </draw:text-box>
        </draw:frame>
        <draw:frame draw:style-name="gr13" draw:text-style-name="P9" draw:layer="layout" svg:width="3.029cm" svg:height="2.453cm" svg:x="0.356cm" svg:y="8.888cm">
          <draw:text-box>
            <text:p><text:span text:style-name="T1">Le</text:span><text:span text:style-name="T1">ve</text:span><text:span text:style-name="T1">l</text:span></text:p>
            <text:p><text:span text:style-name="T1">O</text:span><text:span text:style-name="T1">ut</text:span></text:p>
          </draw:text-box>
        </draw:frame>
        <draw:custom-shape draw:style-name="gr6" draw:text-style-name="P6" draw:layer="layout" svg:width="1.718cm" svg:height="0.309cm" draw:transform="rotate (-0.335626815158508) translate (8.146cm 3.029cm)">
          <text:p/>
          <draw:enhanced-geometry svg:viewBox="0 0 21600 21600" draw:type="rectangle" draw:enhanced-path="M 0 0 L 21600 0 21600 21600 0 21600 0 0 Z N"/>
        </draw:custom-shape>
        <draw:custom-shape draw:style-name="gr7" draw:text-style-name="P6" draw:layer="layout" svg:width="0.171cm" svg:height="0.149cm" draw:transform="rotate (-0.335626815158508) translate (8.106cm 3.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draw:transform="rotate (-0.335626815158508) translate (8.597cm 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draw:transform="rotate (-0.335626815158508) translate (8.774cm 3.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8.17cm" svg:y1="3.604cm" svg:x2="8.346cm" svg:y2="3.365cm">
          <text:p/>
        </draw:line>
        <draw:line draw:style-name="gr8" draw:text-style-name="P7" draw:layer="layout" svg:x1="8.65cm" svg:y1="3.814cm" svg:x2="8.772cm" svg:y2="3.56cm">
          <text:p/>
        </draw:line>
        <draw:line draw:style-name="gr8" draw:text-style-name="P7" draw:layer="layout" svg:x1="8.836cm" svg:y1="3.806cm" svg:x2="8.797cm" svg:y2="3.471cm">
          <text:p/>
        </draw:line>
        <draw:custom-shape draw:style-name="gr9" draw:text-style-name="P6" draw:layer="layout" svg:width="0.351cm" svg:height="0.342cm" draw:transform="rotate (0.33562681515851) translate (9.43cm 3.272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custom-shape draw:style-name="gr9" draw:text-style-name="P6" draw:layer="layout" svg:width="0.21cm" svg:height="0.246cm" draw:transform="rotate (0.33562681515851) translate (8.277cm 2.928cm)">
          <text:p/>
          <draw:enhanced-geometry svg:viewBox="0 0 21600 21600" draw:glue-points="0 0 0 10800 0 21600 10800 21600 21600 21600 10800 10800" draw:text-areas="1900 12700 12700 19700" draw:mirror-horizontal="true" draw:mirror-vertical="false" draw:type="right-triangle" draw:enhanced-path="M 0 0 L 21600 21600 0 21600 0 0 Z N"/>
        </draw:custom-shape>
        <draw:custom-shape draw:style-name="gr10" draw:text-style-name="P6" draw:layer="layout" svg:width="0.447cm" svg:height="0.28cm" draw:transform="rotate (-0.335626815158508) translate (8.547cm 2.931cm)">
          <text:p/>
          <draw:enhanced-geometry svg:viewBox="0 0 21600 21600" draw:type="rectangle" draw:enhanced-path="M 0 0 L 21600 0 21600 21600 0 21600 0 0 Z N"/>
        </draw:custom-shape>
        <draw:custom-shape draw:style-name="gr9" draw:text-style-name="P6" draw:layer="layout" svg:width="0.151cm" svg:height="0.246cm" draw:transform="rotate (-0.335626815158508) translate (8.953cm 3.079cm)">
          <text:p/>
          <draw:enhanced-geometry svg:viewBox="0 0 21600 21600" draw:glue-points="0 0 0 10800 0 21600 10800 21600 21600 21600 10800 10800" draw:text-areas="1900 12700 12700 19700" draw:mirror-horizontal="false" draw:mirror-vertical="false" draw:type="right-triangle" draw:enhanced-path="M 0 0 L 21600 21600 0 21600 0 0 Z N"/>
        </draw:custom-shape>
        <draw:custom-shape draw:style-name="gr11" draw:text-style-name="P8" draw:layer="layout" svg:width="0.144cm" svg:height="0.506cm" draw:transform="rotate (-0.335626815158508) translate (8.008cm 2.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033cm" svg:height="0.048cm" draw:transform="rotate (-0.335626815158508) translate (7.993cm 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7" draw:layer="layout" svg:width="6.835cm" svg:height="1.411cm" draw:transform="rotate (-2.67087735432692) translate (8.80086702830518cm 3.45154656714062cm)" svg:viewBox="0 0 6836 1412" svg:d="M0 328c134-14 246 58 363 100 125 44 239 117 354 180 122 66 246 130 374 180 157 61 305 146 464 193 117 35 233 69 346 112 142 55 289 84 426 143 126 55 261 51 388 92s265 42 397 53c157 13 316 17 473 29 156 12 314-29 469-26 172 3 320-67 479-107 137-34 265-107 402-145 142-40 274-112 407-175 125-59 259-110 398-136 137-26 274-87 377-179 95-86 220-108 306-205 69-77 156-143 213-231l72-80 94-79 34-47">
          <text:p/>
        </draw:path>
        <draw:custom-shape draw:style-name="gr6" draw:text-style-name="P6" draw:layer="layout" svg:width="1.718cm" svg:height="0.309cm" svg:x="8.406cm" svg:y="8.635cm">
          <text:p/>
          <draw:enhanced-geometry svg:viewBox="0 0 21600 21600" draw:type="rectangle" draw:enhanced-path="M 0 0 L 21600 0 21600 21600 0 21600 0 0 Z N"/>
        </draw:custom-shape>
        <draw:custom-shape draw:style-name="gr7" draw:text-style-name="P6" draw:layer="layout" svg:width="0.171cm" svg:height="0.149cm" svg:x="8.525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svg:x="9.061cm" svg:y="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svg:x="9.215cm" svg:y="9.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8.617cm" svg:y1="9.172cm" svg:x2="8.704cm" svg:y2="8.888cm">
          <text:p/>
        </draw:line>
        <draw:line draw:style-name="gr8" draw:text-style-name="P7" draw:layer="layout" svg:x1="9.139cm" svg:y1="9.211cm" svg:x2="9.171cm" svg:y2="8.931cm">
          <text:p/>
        </draw:line>
        <draw:line draw:style-name="gr8" draw:text-style-name="P7" draw:layer="layout" svg:x1="9.312cm" svg:y1="9.143cm" svg:x2="9.165cm" svg:y2="8.839cm">
          <text:p/>
        </draw:line>
        <draw:custom-shape draw:style-name="gr9" draw:text-style-name="P6" draw:layer="layout" svg:width="0.351cm" svg:height="0.342cm" svg:x="9.764cm" svg:y="8.296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custom-shape draw:style-name="gr9" draw:text-style-name="P6" draw:layer="layout" svg:width="0.21cm" svg:height="0.246cm" svg:x="8.55cm" svg:y="8.406cm">
          <text:p/>
          <draw:enhanced-geometry svg:viewBox="0 0 21600 21600" draw:glue-points="0 0 0 10800 0 21600 10800 21600 21600 21600 10800 10800" draw:text-areas="1900 12700 12700 19700" draw:mirror-horizontal="true" draw:mirror-vertical="false" draw:type="right-triangle" draw:enhanced-path="M 0 0 L 21600 21600 0 21600 0 0 Z N"/>
        </draw:custom-shape>
        <draw:custom-shape draw:style-name="gr10" draw:text-style-name="P6" draw:layer="layout" svg:width="0.447cm" svg:height="0.28cm" svg:x="8.751cm" svg:y="8.412cm">
          <text:p/>
          <draw:enhanced-geometry svg:viewBox="0 0 21600 21600" draw:type="rectangle" draw:enhanced-path="M 0 0 L 21600 0 21600 21600 0 21600 0 0 Z N"/>
        </draw:custom-shape>
        <draw:custom-shape draw:style-name="gr9" draw:text-style-name="P6" draw:layer="layout" svg:width="0.151cm" svg:height="0.246cm" svg:x="9.183cm" svg:y="8.418cm">
          <text:p/>
          <draw:enhanced-geometry svg:viewBox="0 0 21600 21600" draw:glue-points="0 0 0 10800 0 21600 10800 21600 21600 21600 10800 10800" draw:text-areas="1900 12700 12700 19700" draw:mirror-horizontal="false" draw:mirror-vertical="false" draw:type="right-triangle" draw:enhanced-path="M 0 0 L 21600 21600 0 21600 0 0 Z N"/>
        </draw:custom-shape>
        <draw:custom-shape draw:style-name="gr11" draw:text-style-name="P8" draw:layer="layout" svg:width="0.144cm" svg:height="0.506cm" svg:x="8.228cm" svg:y="8.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033cm" svg:height="0.048cm" svg:x="8.288cm" svg:y="8.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718cm" svg:height="0.309cm" svg:x="5.987cm" svg:y="9.968cm">
          <text:p/>
          <draw:enhanced-geometry svg:viewBox="0 0 21600 21600" draw:type="rectangle" draw:enhanced-path="M 0 0 L 21600 0 21600 21600 0 21600 0 0 Z N"/>
        </draw:custom-shape>
        <draw:custom-shape draw:style-name="gr7" draw:text-style-name="P6" draw:layer="layout" svg:width="0.171cm" svg:height="0.149cm" svg:x="6.106cm" svg:y="10.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svg:x="6.642cm" svg:y="10.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svg:x="6.796cm" svg:y="10.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6.198cm" svg:y1="10.505cm" svg:x2="6.285cm" svg:y2="10.221cm">
          <text:p/>
        </draw:line>
        <draw:line draw:style-name="gr8" draw:text-style-name="P7" draw:layer="layout" svg:x1="6.72cm" svg:y1="10.544cm" svg:x2="6.752cm" svg:y2="10.264cm">
          <text:p/>
        </draw:line>
        <draw:line draw:style-name="gr8" draw:text-style-name="P7" draw:layer="layout" svg:x1="6.893cm" svg:y1="10.476cm" svg:x2="6.746cm" svg:y2="10.172cm">
          <text:p/>
        </draw:line>
        <draw:custom-shape draw:style-name="gr9" draw:text-style-name="P6" draw:layer="layout" svg:width="0.351cm" svg:height="0.342cm" svg:x="7.345cm" svg:y="9.629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custom-shape draw:style-name="gr9" draw:text-style-name="P6" draw:layer="layout" svg:width="0.21cm" svg:height="0.246cm" svg:x="6.131cm" svg:y="9.739cm">
          <text:p/>
          <draw:enhanced-geometry svg:viewBox="0 0 21600 21600" draw:glue-points="0 0 0 10800 0 21600 10800 21600 21600 21600 10800 10800" draw:text-areas="1900 12700 12700 19700" draw:mirror-horizontal="true" draw:mirror-vertical="false" draw:type="right-triangle" draw:enhanced-path="M 0 0 L 21600 21600 0 21600 0 0 Z N"/>
        </draw:custom-shape>
        <draw:custom-shape draw:style-name="gr10" draw:text-style-name="P6" draw:layer="layout" svg:width="0.447cm" svg:height="0.28cm" svg:x="6.332cm" svg:y="9.745cm">
          <text:p/>
          <draw:enhanced-geometry svg:viewBox="0 0 21600 21600" draw:type="rectangle" draw:enhanced-path="M 0 0 L 21600 0 21600 21600 0 21600 0 0 Z N"/>
        </draw:custom-shape>
        <draw:custom-shape draw:style-name="gr9" draw:text-style-name="P6" draw:layer="layout" svg:width="0.151cm" svg:height="0.246cm" svg:x="6.764cm" svg:y="9.751cm">
          <text:p/>
          <draw:enhanced-geometry svg:viewBox="0 0 21600 21600" draw:glue-points="0 0 0 10800 0 21600 10800 21600 21600 21600 10800 10800" draw:text-areas="1900 12700 12700 19700" draw:mirror-horizontal="false" draw:mirror-vertical="false" draw:type="right-triangle" draw:enhanced-path="M 0 0 L 21600 21600 0 21600 0 0 Z N"/>
        </draw:custom-shape>
        <draw:custom-shape draw:style-name="gr11" draw:text-style-name="P8" draw:layer="layout" svg:width="0.144cm" svg:height="0.506cm" svg:x="5.809cm" svg:y="9.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033cm" svg:height="0.048cm" svg:x="5.869cm" svg:y="1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718cm" svg:height="0.309cm" svg:x="3.048cm" svg:y="11.792cm">
          <text:p/>
          <draw:enhanced-geometry svg:viewBox="0 0 21600 21600" draw:type="rectangle" draw:enhanced-path="M 0 0 L 21600 0 21600 21600 0 21600 0 0 Z N"/>
        </draw:custom-shape>
        <draw:custom-shape draw:style-name="gr7" draw:text-style-name="P6" draw:layer="layout" svg:width="0.171cm" svg:height="0.149cm" svg:x="3.167cm" svg:y="12.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svg:x="3.703cm" svg:y="12.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svg:x="3.857cm" svg:y="12.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3.259cm" svg:y1="12.329cm" svg:x2="3.346cm" svg:y2="12.045cm">
          <text:p/>
        </draw:line>
        <draw:line draw:style-name="gr8" draw:text-style-name="P7" draw:layer="layout" svg:x1="3.781cm" svg:y1="12.368cm" svg:x2="3.813cm" svg:y2="12.088cm">
          <text:p/>
        </draw:line>
        <draw:line draw:style-name="gr8" draw:text-style-name="P7" draw:layer="layout" svg:x1="3.954cm" svg:y1="12.3cm" svg:x2="3.807cm" svg:y2="11.996cm">
          <text:p/>
        </draw:line>
        <draw:custom-shape draw:style-name="gr9" draw:text-style-name="P6" draw:layer="layout" svg:width="0.351cm" svg:height="0.342cm" svg:x="4.406cm" svg:y="11.453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custom-shape draw:style-name="gr9" draw:text-style-name="P6" draw:layer="layout" svg:width="0.21cm" svg:height="0.246cm" svg:x="3.192cm" svg:y="11.563cm">
          <text:p/>
          <draw:enhanced-geometry svg:viewBox="0 0 21600 21600" draw:glue-points="0 0 0 10800 0 21600 10800 21600 21600 21600 10800 10800" draw:text-areas="1900 12700 12700 19700" draw:mirror-horizontal="true" draw:mirror-vertical="false" draw:type="right-triangle" draw:enhanced-path="M 0 0 L 21600 21600 0 21600 0 0 Z N"/>
        </draw:custom-shape>
        <draw:custom-shape draw:style-name="gr10" draw:text-style-name="P6" draw:layer="layout" svg:width="0.447cm" svg:height="0.28cm" svg:x="3.393cm" svg:y="11.569cm">
          <text:p/>
          <draw:enhanced-geometry svg:viewBox="0 0 21600 21600" draw:type="rectangle" draw:enhanced-path="M 0 0 L 21600 0 21600 21600 0 21600 0 0 Z N"/>
        </draw:custom-shape>
        <draw:custom-shape draw:style-name="gr9" draw:text-style-name="P6" draw:layer="layout" svg:width="0.151cm" svg:height="0.246cm" svg:x="3.825cm" svg:y="11.575cm">
          <text:p/>
          <draw:enhanced-geometry svg:viewBox="0 0 21600 21600" draw:glue-points="0 0 0 10800 0 21600 10800 21600 21600 21600 10800 10800" draw:text-areas="1900 12700 12700 19700" draw:mirror-horizontal="false" draw:mirror-vertical="false" draw:type="right-triangle" draw:enhanced-path="M 0 0 L 21600 21600 0 21600 0 0 Z N"/>
        </draw:custom-shape>
        <draw:custom-shape draw:style-name="gr11" draw:text-style-name="P8" draw:layer="layout" svg:width="0.144cm" svg:height="0.506cm" svg:x="2.87cm" svg:y="11.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033cm" svg:height="0.048cm" svg:x="2.93cm" svg:y="1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7" draw:layer="layout" svg:width="1.983cm" svg:height="1.247cm" draw:transform="rotate (-3.14159265358979) translate (8.674cm 10.017cm)" svg:viewBox="0 0 1984 1248" svg:d="M0 1224c181-18 360 24 539 24 98 0 195 1 293-24 105-27 203-76 302-119 136-61 271-135 387-240 136-125 238-299 341-469 67-110 92-233 113-359l9-37">
          <text:p/>
        </draw:path>
        <draw:path draw:style-name="gr14" draw:text-style-name="P7" draw:layer="layout" svg:width="2.389cm" svg:height="1.918cm" draw:transform="rotate (-3.14159265358979) translate (6.321cm 11.935cm)" svg:viewBox="0 0 2390 1919" svg:d="M0 1882c218-27 434 37 649 37 118 0 235 2 353-37 127-41 245-116 364-184 164-92 327-206 466-369 164-190 287-458 411-720 81-170 111-359 136-552l11-57">
          <text:p/>
        </draw:path>
        <draw:custom-shape draw:style-name="gr15" draw:text-style-name="P10" draw:layer="layout" svg:width="2.693cm" svg:height="0.605cm" svg:x="8.715cm" svg:y="6.736cm">
          <text:p/>
          <draw:enhanced-geometry svg:viewBox="0 0 21600 21600" draw:type="rectangle" draw:enhanced-path="M 0 0 L 21600 0 21600 21600 0 21600 0 0 Z N"/>
        </draw:custom-shape>
        <draw:custom-shape draw:style-name="gr16" draw:text-style-name="P10" draw:layer="layout" svg:width="0.654cm" svg:height="0.615cm" svg:x="11.842cm" svg:y="6.735cm">
          <text:p/>
          <draw:enhanced-geometry svg:viewBox="0 0 21600 21600" draw:type="rectangle" draw:enhanced-path="M 0 0 L 21600 0 21600 21600 0 21600 0 0 Z N"/>
        </draw:custom-shape>
        <draw:custom-shape draw:style-name="gr16" draw:text-style-name="P10" draw:layer="layout" svg:width="0.654cm" svg:height="0.615cm" svg:x="12.968cm" svg:y="6.755cm">
          <text:p/>
          <draw:enhanced-geometry svg:viewBox="0 0 21600 21600" draw:type="rectangle" draw:enhanced-path="M 0 0 L 21600 0 21600 21600 0 21600 0 0 Z N"/>
        </draw:custom-shape>
        <draw:line draw:style-name="gr8" draw:text-style-name="P7" draw:layer="layout" svg:x1="11.512cm" svg:y1="7.549cm" svg:x2="11.692cm" svg:y2="6.51cm">
          <text:p/>
        </draw:line>
        <draw:line draw:style-name="gr8" draw:text-style-name="P7" draw:layer="layout" svg:x1="12.674cm" svg:y1="7.56cm" svg:x2="12.854cm" svg:y2="6.521cm">
          <text:p/>
        </draw:line>
        <draw:line draw:style-name="gr17" draw:text-style-name="P3" draw:layer="layout" svg:x1="11.909cm" svg:y1="7.052cm" svg:x2="12.392cm" svg:y2="7.049cm">
          <text:p/>
        </draw:line>
        <draw:line draw:style-name="gr17" draw:text-style-name="P3" draw:layer="layout" svg:x1="13.306cm" svg:y1="6.829cm" svg:x2="13.306cm" svg:y2="7.279cm">
          <text:p/>
        </draw:line>
        <draw:custom-shape draw:style-name="gr16" draw:text-style-name="P10" draw:layer="layout" svg:width="0.654cm" svg:height="0.615cm" draw:transform="rotate (1.57323978774769) translate (11.249cm 13.432cm)">
          <text:p/>
          <draw:enhanced-geometry svg:viewBox="0 0 21600 21600" draw:type="rectangle" draw:enhanced-path="M 0 0 L 21600 0 21600 21600 0 21600 0 0 Z N"/>
        </draw:custom-shape>
        <draw:custom-shape draw:style-name="gr16" draw:text-style-name="P10" draw:layer="layout" svg:width="0.654cm" svg:height="0.615cm" draw:transform="rotate (-1.5707963267949) translate (12.991cm 12.803cm)">
          <text:p/>
          <draw:enhanced-geometry svg:viewBox="0 0 21600 21600" draw:type="rectangle" draw:enhanced-path="M 0 0 L 21600 0 21600 21600 0 21600 0 0 Z N"/>
        </draw:custom-shape>
        <draw:line draw:style-name="gr8" draw:text-style-name="P7" draw:layer="layout" svg:x1="12.061cm" svg:y1="13.622cm" svg:x2="12.241cm" svg:y2="12.583cm">
          <text:p/>
        </draw:line>
        <draw:line draw:style-name="gr17" draw:text-style-name="P3" draw:layer="layout" svg:x1="11.566cm" svg:y1="13.364cm" svg:x2="11.562cm" svg:y2="12.881cm">
          <text:p/>
        </draw:line>
        <draw:line draw:style-name="gr17" draw:text-style-name="P3" draw:layer="layout" svg:x1="12.915cm" svg:y1="13.135cm" svg:x2="12.465cm" svg:y2="13.135cm">
          <text:p/>
        </draw:line>
        <draw:frame draw:style-name="gr18" draw:text-style-name="P12" draw:layer="layout" svg:width="1.707cm" svg:height="0.806cm" svg:x="9.285cm" svg:y="6.711cm">
          <draw:text-box>
            <text:p text:style-name="P11"><text:span text:style-name="T3">space</text:span></text:p>
          </draw:text-box>
        </draw:frame>
        <draw:custom-shape draw:style-name="gr19" draw:text-style-name="P1" draw:layer="layout" svg:width="1.672cm" svg:height="3.524cm" svg:x="11.387cm" svg:y="2.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1.515cm" svg:height="3.074cm" svg:x="11.46cm" svg:y="2.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7" draw:layer="layout" svg:x1="11.964cm" svg:y1="2.826cm" svg:x2="12.557cm" svg:y2="2.826cm">
          <text:p/>
        </draw:line>
        <draw:custom-shape draw:style-name="gr22" draw:text-style-name="P6" draw:layer="layout" svg:width="0.092cm" svg:height="0.092cm" svg:x="11.707cm" svg:y="2.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218cm" svg:height="0.218cm" svg:x="12.143cm" svg:y="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026cm" svg:height="0.122cm" svg:x="11.353cm" svg:y="3.18cm">
          <text:p/>
          <draw:enhanced-geometry svg:viewBox="0 0 21600 21600" draw:type="rectangle" draw:enhanced-path="M 0 0 L 21600 0 21600 21600 0 21600 0 0 Z N"/>
        </draw:custom-shape>
        <draw:custom-shape draw:style-name="gr23" draw:text-style-name="P6" draw:layer="layout" svg:width="0.026cm" svg:height="0.122cm" svg:x="11.353cm" svg:y="3.38cm">
          <text:p/>
          <draw:enhanced-geometry svg:viewBox="0 0 21600 21600" draw:type="rectangle" draw:enhanced-path="M 0 0 L 21600 0 21600 21600 0 21600 0 0 Z N"/>
        </draw:custom-shape>
        <draw:custom-shape draw:style-name="gr23" draw:text-style-name="P6" draw:layer="layout" svg:width="0.026cm" svg:height="0.122cm" draw:transform="rotate (-1.5707963267949) translate (12.779cm 2.706cm)">
          <text:p/>
          <draw:enhanced-geometry svg:viewBox="0 0 21600 21600" draw:type="rectangle" draw:enhanced-path="M 0 0 L 21600 0 21600 21600 0 21600 0 0 Z N"/>
        </draw:custom-shape>
        <draw:custom-shape draw:style-name="gr24" draw:text-style-name="P1" draw:layer="layout" svg:width="1.672cm" svg:height="3.524cm" svg:x="11.275cm" svg:y="8.7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1.515cm" svg:height="3.074cm" svg:x="11.348cm" svg:y="8.9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7" draw:layer="layout" svg:x1="11.852cm" svg:y1="8.846cm" svg:x2="12.445cm" svg:y2="8.846cm">
          <text:p/>
        </draw:line>
        <draw:custom-shape draw:style-name="gr22" draw:text-style-name="P6" draw:layer="layout" svg:width="0.092cm" svg:height="0.092cm" svg:x="11.595cm" svg:y="8.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218cm" svg:height="0.218cm" svg:x="12.031cm" svg:y="12.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026cm" svg:height="0.122cm" svg:x="11.241cm" svg:y="9.2cm">
          <text:p/>
          <draw:enhanced-geometry svg:viewBox="0 0 21600 21600" draw:type="rectangle" draw:enhanced-path="M 0 0 L 21600 0 21600 21600 0 21600 0 0 Z N"/>
        </draw:custom-shape>
        <draw:custom-shape draw:style-name="gr23" draw:text-style-name="P6" draw:layer="layout" svg:width="0.026cm" svg:height="0.122cm" svg:x="11.241cm" svg:y="9.4cm">
          <text:p/>
          <draw:enhanced-geometry svg:viewBox="0 0 21600 21600" draw:type="rectangle" draw:enhanced-path="M 0 0 L 21600 0 21600 21600 0 21600 0 0 Z N"/>
        </draw:custom-shape>
        <draw:custom-shape draw:style-name="gr23" draw:text-style-name="P6" draw:layer="layout" svg:width="0.026cm" svg:height="0.122cm" draw:transform="rotate (-1.5707963267949) translate (12.667cm 8.726cm)">
          <text:p/>
          <draw:enhanced-geometry svg:viewBox="0 0 21600 21600" draw:type="rectangle" draw:enhanced-path="M 0 0 L 21600 0 21600 21600 0 21600 0 0 Z N"/>
        </draw:custom-shape>
        <draw:custom-shape draw:style-name="gr25" draw:text-style-name="P13" draw:layer="layout" svg:width="1.647cm" svg:height="1.551cm" svg:x="11.197cm" svg:y="10.439cm">
          <text:p/>
          <draw:enhanced-geometry svg:viewBox="0 0 21600 21600" draw:type="rectangle" draw:enhanced-path="M 0 0 L 21600 0 21600 21600 0 21600 0 0 Z N"/>
        </draw:custom-shape>
        <draw:custom-shape draw:style-name="gr26" draw:text-style-name="P14" draw:layer="layout" svg:width="1.647cm" svg:height="1.551cm" svg:x="11.304cm" svg:y="2.875cm">
          <text:p/>
          <draw:enhanced-geometry svg:viewBox="0 0 21600 21600" draw:type="rectangle" draw:enhanced-path="M 0 0 L 21600 0 21600 21600 0 21600 0 0 Z N"/>
        </draw:custom-shape>
        <draw:frame draw:style-name="gr27" draw:text-style-name="P16" draw:layer="layout" svg:width="2.838cm" svg:height="2.153cm" svg:x="10.259cm" svg:y="3.176cm">
          <draw:text-box>
            <text:p text:style-name="P15">👉</text:p>
          </draw:text-box>
        </draw:frame>
        <draw:frame draw:style-name="gr27" draw:text-style-name="P16" draw:layer="layout" svg:width="2.838cm" svg:height="2.153cm" svg:x="10.187cm" svg:y="10.283cm">
          <draw:text-box>
            <text:p text:style-name="P15"/>
          </draw:text-box>
        </draw:frame>
        <draw:frame draw:style-name="gr28" draw:text-style-name="P18" draw:layer="layout" svg:width="4.783cm" svg:height="4.027cm" svg:x="-0.068cm" svg:y="0.066cm">
          <draw:text-box>
            <text:p text:style-name="P17"><text:span text:style-name="T4">Follow the</text:span></text:p>
            <text:p text:style-name="P17"><text:span text:style-name="T4">Pink Line</text:span></text:p>
          </draw:text-box>
        </draw:frame>
        <draw:custom-shape draw:style-name="gr2" draw:text-style-name="P2" draw:layer="layout" svg:width="0.381cm" svg:height="0.119cm" svg:x="5.114cm" svg:y="1.903cm">
          <text:p/>
          <draw:enhanced-geometry svg:viewBox="0 0 21600 21600" draw:type="rectangle" draw:enhanced-path="M 0 0 L 21600 0 21600 21600 0 21600 0 0 Z N"/>
        </draw:custom-shape>
        <draw:custom-shape draw:style-name="gr2" draw:text-style-name="P2" draw:layer="layout" svg:width="0.381cm" svg:height="0.119cm" svg:x="6.014cm" svg:y="1.903cm">
          <text:p/>
          <draw:enhanced-geometry svg:viewBox="0 0 21600 21600" draw:type="rectangle" draw:enhanced-path="M 0 0 L 21600 0 21600 21600 0 21600 0 0 Z N"/>
        </draw:custom-shape>
        <draw:custom-shape draw:style-name="gr2" draw:text-style-name="P2" draw:layer="layout" svg:width="0.381cm" svg:height="0.119cm" svg:x="7.014cm" svg:y="1.903cm">
          <text:p/>
          <draw:enhanced-geometry svg:viewBox="0 0 21600 21600" draw:type="rectangle" draw:enhanced-path="M 0 0 L 21600 0 21600 21600 0 21600 0 0 Z N"/>
        </draw:custom-shape>
        <draw:custom-shape draw:style-name="gr6" draw:text-style-name="P6" draw:layer="layout" svg:width="1.718cm" svg:height="0.309cm" draw:transform="rotate (-0.335626815158508) translate (11.703cm 0.707cm)">
          <text:p/>
          <draw:enhanced-geometry svg:viewBox="0 0 21600 21600" draw:type="rectangle" draw:enhanced-path="M 0 0 L 21600 0 21600 21600 0 21600 0 0 Z N"/>
        </draw:custom-shape>
        <draw:custom-shape draw:style-name="gr7" draw:text-style-name="P6" draw:layer="layout" svg:width="0.171cm" svg:height="0.149cm" draw:transform="rotate (-0.335626815158508) translate (11.663cm 1.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draw:transform="rotate (-0.335626815158508) translate (12.154cm 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171cm" svg:height="0.149cm" draw:transform="rotate (-0.335626815158508) translate (12.331cm 1.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1.727cm" svg:y1="1.282cm" svg:x2="11.903cm" svg:y2="1.043cm">
          <text:p/>
        </draw:line>
        <draw:line draw:style-name="gr8" draw:text-style-name="P7" draw:layer="layout" svg:x1="12.207cm" svg:y1="1.492cm" svg:x2="12.329cm" svg:y2="1.238cm">
          <text:p/>
        </draw:line>
        <draw:line draw:style-name="gr8" draw:text-style-name="P7" draw:layer="layout" svg:x1="12.393cm" svg:y1="1.484cm" svg:x2="12.354cm" svg:y2="1.149cm">
          <text:p/>
        </draw:line>
        <draw:custom-shape draw:style-name="gr9" draw:text-style-name="P6" draw:layer="layout" svg:width="0.351cm" svg:height="0.342cm" draw:transform="rotate (0.33562681515851) translate (12.987cm 0.95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custom-shape draw:style-name="gr9" draw:text-style-name="P6" draw:layer="layout" svg:width="0.21cm" svg:height="0.246cm" draw:transform="rotate (0.33562681515851) translate (11.834cm 0.606cm)">
          <text:p/>
          <draw:enhanced-geometry svg:viewBox="0 0 21600 21600" draw:glue-points="0 0 0 10800 0 21600 10800 21600 21600 21600 10800 10800" draw:text-areas="1900 12700 12700 19700" draw:mirror-horizontal="true" draw:mirror-vertical="false" draw:type="right-triangle" draw:enhanced-path="M 0 0 L 21600 21600 0 21600 0 0 Z N"/>
        </draw:custom-shape>
        <draw:custom-shape draw:style-name="gr10" draw:text-style-name="P6" draw:layer="layout" svg:width="0.447cm" svg:height="0.28cm" draw:transform="rotate (-0.335626815158508) translate (12.104cm 0.609cm)">
          <text:p/>
          <draw:enhanced-geometry svg:viewBox="0 0 21600 21600" draw:type="rectangle" draw:enhanced-path="M 0 0 L 21600 0 21600 21600 0 21600 0 0 Z N"/>
        </draw:custom-shape>
        <draw:custom-shape draw:style-name="gr9" draw:text-style-name="P6" draw:layer="layout" svg:width="0.151cm" svg:height="0.246cm" draw:transform="rotate (-0.335626815158508) translate (12.51cm 0.757cm)">
          <text:p/>
          <draw:enhanced-geometry svg:viewBox="0 0 21600 21600" draw:glue-points="0 0 0 10800 0 21600 10800 21600 21600 21600 10800 10800" draw:text-areas="1900 12700 12700 19700" draw:mirror-horizontal="false" draw:mirror-vertical="false" draw:type="right-triangle" draw:enhanced-path="M 0 0 L 21600 21600 0 21600 0 0 Z N"/>
        </draw:custom-shape>
        <draw:custom-shape draw:style-name="gr11" draw:text-style-name="P8" draw:layer="layout" svg:width="0.144cm" svg:height="0.506cm" draw:transform="rotate (-0.335626815158508) translate (11.565cm 0.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033cm" svg:height="0.048cm" draw:transform="rotate (-0.335626815158508) translate (11.55cm 0.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3.97cm" fo:page-height="13.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0T17:23:43.211590993</meta:creation-date>
    <meta:generator>LibreOffice/6.4.7.2$Linux_X86_64 LibreOffice_project/40$Build-2</meta:generator>
    <dc:date>2022-06-10T18:09:22.547615874</dc:date>
    <meta:editing-duration>PT24M23S</meta:editing-duration>
    <meta:editing-cycles>3</meta:editing-cycles>
    <meta:document-statistic meta:object-count="125"/>
  </office:meta>
</office:document-meta>
</file>